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5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22.6mm"/>
    </style:style>
    <style:style style:name="co5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 style:data-style-name="N36"/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5" style:family="table-cell" style:parent-style-name="Default" style:data-style-name="N4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rkusz1" table:style-name="ta1">
        <table:shapes>
          <draw:frame draw:z-index="0" draw:style-name="gr1" draw:text-style-name="P1" svg:width="159.88mm" svg:height="90.05mm" svg:x="264.72mm" svg:y="79.69mm">
            <loext:p draw:notify-on-update-of-ranges="Arkusz1.L3:Arkusz1.L13 Arkusz1.N3:Arkusz1.N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2" table:number-columns-repeated="2" table:default-cell-style-name="Default"/>
        <table:table-column table:style-name="co2" table:number-columns-repeated="3" table:default-cell-style-name="ce4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oprzedni kod</text:p>
          </table:table-cell>
          <table:table-cell office:value-type="string" calcext:value-type="string">
            <text:p>Kod</text:p>
          </table:table-cell>
          <table:table-cell office:value-type="string" calcext:value-type="string">
            <text:p>Numer roweru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Kategoria</text:p>
          </table:table-cell>
          <table:table-cell office:value-type="string" calcext:value-type="string">
            <text:p>Odległość-1</text:p>
          </table:table-cell>
          <table:table-cell office:value-type="string" calcext:value-type="string">
            <text:p>Odległość-2</text:p>
          </table:table-cell>
          <table:table-cell office:value-type="string" calcext:value-type="string">
            <text:p>Odległość-3</text:p>
          </table:table-cell>
          <table:table-cell office:value-type="string" calcext:value-type="string">
            <text:p>Odległość-4</text:p>
          </table:table-cell>
          <table:table-cell office:value-type="string" calcext:value-type="string">
            <text:p>Odległość</text:p>
          </table:table-cell>
          <table:table-cell table:number-columns-repeated="6"/>
        </table:table-row>
        <table:table-row table:style-name="ro2">
          <table:table-cell table:number-columns-repeated="2" table:style-name="ce1" office:value-type="string" calcext:value-type="string">
            <text:p>****</text:p>
          </table:table-cell>
          <table:table-cell office:value-type="float" office:value="57117" calcext:value-type="float">
            <text:p>57117</text:p>
          </table:table-cell>
          <table:table-cell office:value-type="date" office:date-value="2018-10-20" calcext:value-type="date">
            <text:p>20.10.2018</text:p>
          </table:table-cell>
          <table:table-cell office:value-type="float" office:value="1" calcext:value-type="float">
            <text:p>1</text:p>
          </table:table-cell>
          <table:table-cell table:formula="of:=MIN(MOD(QUOTIENT([.A2];1000)-QUOTIENT([.A2];1000);10);MOD(QUOTIENT([.A2];1000)-QUOTIENT([.A2];1000);10))" office:value-type="string" office:string-value="" calcext:value-type="error">
            <text:p>#VALUE!</text:p>
          </table:table-cell>
          <table:table-cell table:formula="of:=MIN(MOD(QUOTIENT([.A2];100)-QUOTIENT([.A2];100);10);MOD(QUOTIENT([.A2];100)-QUOTIENT([.A2];100);10))" office:value-type="string" office:string-value="" calcext:value-type="error">
            <text:p>#VALUE!</text:p>
          </table:table-cell>
          <table:table-cell table:formula="of:=MIN(MOD(QUOTIENT([.A2];10)-QUOTIENT([.A2];10);10);MOD(QUOTIENT([.A2];10)-QUOTIENT([.A2];10);10))" office:value-type="string" office:string-value="" calcext:value-type="error">
            <text:p>#VALUE!</text:p>
          </table:table-cell>
          <table:table-cell table:formula="of:=MIN(MOD(QUOTIENT([.A2];1)-QUOTIENT([.A2];1);10);MOD(QUOTIENT([.A2];1)-QUOTIENT([.A2];1);10))" office:value-type="string" office:string-value="" calcext:value-type="error">
            <text:p>#VALUE!</text:p>
          </table:table-cell>
          <table:table-cell table:formula="of:=SUM([.F2];[.G2];[.H2];[.I2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odległość</text:p>
          </table:table-cell>
          <table:table-cell office:value-type="string" calcext:value-type="string">
            <text:p>wystąpienia</text:p>
          </table:table-cell>
          <table:table-cell office:value-type="string" calcext:value-type="string">
            <text:p>prawdopodobieństwo</text:p>
          </table:table-cell>
          <table:table-cell/>
          <table:table-cell office:value-type="string" calcext:value-type="string">
            <text:p>log(pi)*pi</text:p>
          </table:table-cell>
        </table:table-row>
        <table:table-row table:style-name="ro2">
          <table:table-cell table:number-columns-repeated="2" table:style-name="ce2" office:value-type="string" calcext:value-type="string">
            <text:p>****</text:p>
          </table:table-cell>
          <table:table-cell office:value-type="float" office:value="57197" calcext:value-type="float">
            <text:p>57197</text:p>
          </table:table-cell>
          <table:table-cell office:value-type="date" office:date-value="2018-10-20" calcext:value-type="date">
            <text:p>20.10.2018</text:p>
          </table:table-cell>
          <table:table-cell office:value-type="float" office:value="1" calcext:value-type="float">
            <text:p>1</text:p>
          </table:table-cell>
          <table:table-cell table:formula="of:=MIN(MOD(QUOTIENT([.A3];1000)-QUOTIENT([.A3];1000);10);MOD(QUOTIENT([.A3];1000)-QUOTIENT([.A3];1000);10))" office:value-type="string" office:string-value="" calcext:value-type="error">
            <text:p>#VALUE!</text:p>
          </table:table-cell>
          <table:table-cell table:formula="of:=MIN(MOD(QUOTIENT([.A3];100)-QUOTIENT([.A3];100);10);MOD(QUOTIENT([.A3];100)-QUOTIENT([.A3];100);10))" office:value-type="string" office:string-value="" calcext:value-type="error">
            <text:p>#VALUE!</text:p>
          </table:table-cell>
          <table:table-cell table:formula="of:=MIN(MOD(QUOTIENT([.A3];10)-QUOTIENT([.A3];10);10);MOD(QUOTIENT([.A3];10)-QUOTIENT([.A3];10);10))" office:value-type="string" office:string-value="" calcext:value-type="error">
            <text:p>#VALUE!</text:p>
          </table:table-cell>
          <table:table-cell table:formula="of:=MIN(MOD(QUOTIENT([.A3];1)-QUOTIENT([.A3];1);10);MOD(QUOTIENT([.A3];1)-QUOTIENT([.A3];1);10))" office:value-type="string" office:string-value="" calcext:value-type="error">
            <text:p>#VALUE!</text:p>
          </table:table-cell>
          <table:table-cell table:formula="of:=SUM([.F3];[.G3];[.H3];[.I3])" office:value-type="string" office:string-value="" calcext:value-type="error">
            <text:p>#VALUE!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M3]/30" office:value-type="float" office:value="0.166666666666667" calcext:value-type="float">
            <text:p>0,1666666667</text:p>
          </table:table-cell>
          <table:table-cell/>
          <table:table-cell table:formula="of:=LOG([.N3];2)*[.N3]" office:value-type="float" office:value="-0.430827083453526" calcext:value-type="float">
            <text:p>-0,4308270835</text:p>
          </table:table-cell>
        </table:table-row>
        <table:table-row table:style-name="ro2">
          <table:table-cell table:number-columns-repeated="2" table:style-name="ce1" office:value-type="string" calcext:value-type="string">
            <text:p>****</text:p>
          </table:table-cell>
          <table:table-cell office:value-type="float" office:value="57009" calcext:value-type="float">
            <text:p>57009</text:p>
          </table:table-cell>
          <table:table-cell office:value-type="date" office:date-value="2018-10-20" calcext:value-type="date">
            <text:p>20.10.2018</text:p>
          </table:table-cell>
          <table:table-cell office:value-type="float" office:value="1" calcext:value-type="float">
            <text:p>1</text:p>
          </table:table-cell>
          <table:table-cell table:formula="of:=MIN(MOD(QUOTIENT([.A4];1000)-QUOTIENT([.A4];1000);10);MOD(QUOTIENT([.A4];1000)-QUOTIENT([.A4];1000);10))" office:value-type="string" office:string-value="" calcext:value-type="error">
            <text:p>#VALUE!</text:p>
          </table:table-cell>
          <table:table-cell table:formula="of:=MIN(MOD(QUOTIENT([.A4];100)-QUOTIENT([.A4];100);10);MOD(QUOTIENT([.A4];100)-QUOTIENT([.A4];100);10))" office:value-type="string" office:string-value="" calcext:value-type="error">
            <text:p>#VALUE!</text:p>
          </table:table-cell>
          <table:table-cell table:formula="of:=MIN(MOD(QUOTIENT([.A4];10)-QUOTIENT([.A4];10);10);MOD(QUOTIENT([.A4];10)-QUOTIENT([.A4];10);10))" office:value-type="string" office:string-value="" calcext:value-type="error">
            <text:p>#VALUE!</text:p>
          </table:table-cell>
          <table:table-cell table:formula="of:=MIN(MOD(QUOTIENT([.A4];1)-QUOTIENT([.A4];1);10);MOD(QUOTIENT([.A4];1)-QUOTIENT([.A4];1);10))" office:value-type="string" office:string-value="" calcext:value-type="error">
            <text:p>#VALUE!</text:p>
          </table:table-cell>
          <table:table-cell table:formula="of:=SUM([.F4];[.G4];[.H4];[.I4])" office:value-type="string" office:string-value="" calcext:value-type="error">
            <text:p>#VALUE!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M4]/30" office:value-type="float" office:value="0.0333333333333333" calcext:value-type="float">
            <text:p>0,0333333333</text:p>
          </table:table-cell>
          <table:table-cell/>
          <table:table-cell table:formula="of:=LOG([.N4];2)*[.N4]" office:value-type="float" office:value="-0.163563019853617" calcext:value-type="float">
            <text:p>-0,1635630199</text:p>
          </table:table-cell>
        </table:table-row>
        <table:table-row table:style-name="ro2">
          <table:table-cell table:number-columns-repeated="2" table:style-name="ce1" office:value-type="string" calcext:value-type="string">
            <text:p>****</text:p>
          </table:table-cell>
          <table:table-cell office:value-type="float" office:value="57548" calcext:value-type="float">
            <text:p>57548</text:p>
          </table:table-cell>
          <table:table-cell office:value-type="date" office:date-value="2018-10-22" calcext:value-type="date">
            <text:p>22.10.2018</text:p>
          </table:table-cell>
          <table:table-cell office:value-type="float" office:value="1" calcext:value-type="float">
            <text:p>1</text:p>
          </table:table-cell>
          <table:table-cell table:formula="of:=MIN(MOD(QUOTIENT([.A5];1000)-QUOTIENT([.A5];1000);10);MOD(QUOTIENT([.A5];1000)-QUOTIENT([.A5];1000);10))" office:value-type="string" office:string-value="" calcext:value-type="error">
            <text:p>#VALUE!</text:p>
          </table:table-cell>
          <table:table-cell table:formula="of:=MIN(MOD(QUOTIENT([.A5];100)-QUOTIENT([.A5];100);10);MOD(QUOTIENT([.A5];100)-QUOTIENT([.A5];100);10))" office:value-type="string" office:string-value="" calcext:value-type="error">
            <text:p>#VALUE!</text:p>
          </table:table-cell>
          <table:table-cell table:formula="of:=MIN(MOD(QUOTIENT([.A5];10)-QUOTIENT([.A5];10);10);MOD(QUOTIENT([.A5];10)-QUOTIENT([.A5];10);10))" office:value-type="string" office:string-value="" calcext:value-type="error">
            <text:p>#VALUE!</text:p>
          </table:table-cell>
          <table:table-cell table:formula="of:=MIN(MOD(QUOTIENT([.A5];1)-QUOTIENT([.A5];1);10);MOD(QUOTIENT([.A5];1)-QUOTIENT([.A5];1);10))" office:value-type="string" office:string-value="" calcext:value-type="error">
            <text:p>#VALUE!</text:p>
          </table:table-cell>
          <table:table-cell table:formula="of:=SUM([.F5];[.G5];[.H5];[.I5])" office:value-type="string" office:string-value="" calcext:value-type="error">
            <text:p>#VALUE!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M5]/30" office:value-type="float" office:value="0.0666666666666667" calcext:value-type="float">
            <text:p>0,0666666667</text:p>
          </table:table-cell>
          <table:table-cell/>
          <table:table-cell table:formula="of:=LOG([.N5];2)*[.N5]" office:value-type="float" office:value="-0.260459373040568" calcext:value-type="float">
            <text:p>-0,260459373</text:p>
          </table:table-cell>
        </table:table-row>
        <table:table-row table:style-name="ro2">
          <table:table-cell table:number-columns-repeated="2" table:style-name="ce1" office:value-type="string" calcext:value-type="string">
            <text:p>****</text:p>
          </table:table-cell>
          <table:table-cell office:value-type="float" office:value="57474" calcext:value-type="float">
            <text:p>57474</text:p>
          </table:table-cell>
          <table:table-cell office:value-type="date" office:date-value="2018-10-20" calcext:value-type="date">
            <text:p>20.10.2018</text:p>
          </table:table-cell>
          <table:table-cell office:value-type="float" office:value="1" calcext:value-type="float">
            <text:p>1</text:p>
          </table:table-cell>
          <table:table-cell table:formula="of:=MIN(MOD(QUOTIENT([.A6];1000)-QUOTIENT([.A6];1000);10);MOD(QUOTIENT([.A6];1000)-QUOTIENT([.A6];1000);10))" office:value-type="string" office:string-value="" calcext:value-type="error">
            <text:p>#VALUE!</text:p>
          </table:table-cell>
          <table:table-cell table:formula="of:=MIN(MOD(QUOTIENT([.A6];100)-QUOTIENT([.A6];100);10);MOD(QUOTIENT([.A6];100)-QUOTIENT([.A6];100);10))" office:value-type="string" office:string-value="" calcext:value-type="error">
            <text:p>#VALUE!</text:p>
          </table:table-cell>
          <table:table-cell table:formula="of:=MIN(MOD(QUOTIENT([.A6];10)-QUOTIENT([.A6];10);10);MOD(QUOTIENT([.A6];10)-QUOTIENT([.A6];10);10))" office:value-type="string" office:string-value="" calcext:value-type="error">
            <text:p>#VALUE!</text:p>
          </table:table-cell>
          <table:table-cell table:formula="of:=MIN(MOD(QUOTIENT([.A6];1)-QUOTIENT([.A6];1);10);MOD(QUOTIENT([.A6];1)-QUOTIENT([.A6];1);10))" office:value-type="string" office:string-value="" calcext:value-type="error">
            <text:p>#VALUE!</text:p>
          </table:table-cell>
          <table:table-cell table:formula="of:=SUM([.F6];[.G6];[.H6];[.I6])" office:value-type="string" office:string-value="" calcext:value-type="error">
            <text:p>#VALUE!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M6]/30" office:value-type="float" office:value="0.2" calcext:value-type="float">
            <text:p>0,2</text:p>
          </table:table-cell>
          <table:table-cell/>
          <table:table-cell table:formula="of:=LOG([.N6];2)*[.N6]" office:value-type="float" office:value="-0.464385618977472" calcext:value-type="float">
            <text:p>-0,464385619</text:p>
          </table:table-cell>
        </table:table-row>
        <table:table-row table:style-name="ro2">
          <table:table-cell table:number-columns-repeated="2" table:style-name="ce1" office:value-type="string" calcext:value-type="string">
            <text:p>****</text:p>
          </table:table-cell>
          <table:table-cell office:value-type="float" office:value="57615" calcext:value-type="float">
            <text:p>57615</text:p>
          </table:table-cell>
          <table:table-cell office:value-type="date" office:date-value="2018-10-20" calcext:value-type="date">
            <text:p>20.10.2018</text:p>
          </table:table-cell>
          <table:table-cell office:value-type="float" office:value="1" calcext:value-type="float">
            <text:p>1</text:p>
          </table:table-cell>
          <table:table-cell table:formula="of:=MIN(MOD(QUOTIENT([.A7];1000)-QUOTIENT([.A7];1000);10);MOD(QUOTIENT([.A7];1000)-QUOTIENT([.A7];1000);10))" office:value-type="string" office:string-value="" calcext:value-type="error">
            <text:p>#VALUE!</text:p>
          </table:table-cell>
          <table:table-cell table:formula="of:=MIN(MOD(QUOTIENT([.A7];100)-QUOTIENT([.A7];100);10);MOD(QUOTIENT([.A7];100)-QUOTIENT([.A7];100);10))" office:value-type="string" office:string-value="" calcext:value-type="error">
            <text:p>#VALUE!</text:p>
          </table:table-cell>
          <table:table-cell table:formula="of:=MIN(MOD(QUOTIENT([.A7];10)-QUOTIENT([.A7];10);10);MOD(QUOTIENT([.A7];10)-QUOTIENT([.A7];10);10))" office:value-type="string" office:string-value="" calcext:value-type="error">
            <text:p>#VALUE!</text:p>
          </table:table-cell>
          <table:table-cell table:formula="of:=MIN(MOD(QUOTIENT([.A7];1)-QUOTIENT([.A7];1);10);MOD(QUOTIENT([.A7];1)-QUOTIENT([.A7];1);10))" office:value-type="string" office:string-value="" calcext:value-type="error">
            <text:p>#VALUE!</text:p>
          </table:table-cell>
          <table:table-cell table:formula="of:=SUM([.F7];[.G7];[.H7];[.I7])" office:value-type="string" office:string-value="" calcext:value-type="error">
            <text:p>#VALUE!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M7]/30" office:value-type="float" office:value="0.133333333333333" calcext:value-type="float">
            <text:p>0,1333333333</text:p>
          </table:table-cell>
          <table:table-cell/>
          <table:table-cell table:formula="of:=LOG([.N7];2)*[.N7]" office:value-type="float" office:value="-0.387585412747802" calcext:value-type="float">
            <text:p>-0,3875854127</text:p>
          </table:table-cell>
        </table:table-row>
        <table:table-row table:style-name="ro2">
          <table:table-cell table:number-columns-repeated="2" table:style-name="ce1" office:value-type="string" calcext:value-type="string">
            <text:p>****</text:p>
          </table:table-cell>
          <table:table-cell office:value-type="float" office:value="57667" calcext:value-type="float">
            <text:p>57667</text:p>
          </table:table-cell>
          <table:table-cell office:value-type="date" office:date-value="2018-10-20" calcext:value-type="date">
            <text:p>20.10.2018</text:p>
          </table:table-cell>
          <table:table-cell office:value-type="float" office:value="1" calcext:value-type="float">
            <text:p>1</text:p>
          </table:table-cell>
          <table:table-cell table:formula="of:=MIN(MOD(QUOTIENT([.A8];1000)-QUOTIENT([.A8];1000);10);MOD(QUOTIENT([.A8];1000)-QUOTIENT([.A8];1000);10))" office:value-type="string" office:string-value="" calcext:value-type="error">
            <text:p>#VALUE!</text:p>
          </table:table-cell>
          <table:table-cell table:formula="of:=MIN(MOD(QUOTIENT([.A8];100)-QUOTIENT([.A8];100);10);MOD(QUOTIENT([.A8];100)-QUOTIENT([.A8];100);10))" office:value-type="string" office:string-value="" calcext:value-type="error">
            <text:p>#VALUE!</text:p>
          </table:table-cell>
          <table:table-cell table:formula="of:=MIN(MOD(QUOTIENT([.A8];10)-QUOTIENT([.A8];10);10);MOD(QUOTIENT([.A8];10)-QUOTIENT([.A8];10);10))" office:value-type="string" office:string-value="" calcext:value-type="error">
            <text:p>#VALUE!</text:p>
          </table:table-cell>
          <table:table-cell table:formula="of:=MIN(MOD(QUOTIENT([.A8];1)-QUOTIENT([.A8];1);10);MOD(QUOTIENT([.A8];1)-QUOTIENT([.A8];1);10))" office:value-type="string" office:string-value="" calcext:value-type="error">
            <text:p>#VALUE!</text:p>
          </table:table-cell>
          <table:table-cell table:formula="of:=SUM([.F8];[.G8];[.H8];[.I8])" office:value-type="string" office:string-value="" calcext:value-type="error">
            <text:p>#VALUE!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M8]/30" office:value-type="float" office:value="0.0666666666666667" calcext:value-type="float">
            <text:p>0,0666666667</text:p>
          </table:table-cell>
          <table:table-cell/>
          <table:table-cell table:formula="of:=LOG([.N8];2)*[.N8]" office:value-type="float" office:value="-0.260459373040568" calcext:value-type="float">
            <text:p>-0,260459373</text:p>
          </table:table-cell>
        </table:table-row>
        <table:table-row table:style-name="ro2">
          <table:table-cell table:number-columns-repeated="2" table:style-name="ce1" office:value-type="string" calcext:value-type="string">
            <text:p>****</text:p>
          </table:table-cell>
          <table:table-cell office:value-type="float" office:value="57204" calcext:value-type="float">
            <text:p>57204</text:p>
          </table:table-cell>
          <table:table-cell office:value-type="date" office:date-value="2018-10-27" calcext:value-type="date">
            <text:p>27.10.2018</text:p>
          </table:table-cell>
          <table:table-cell office:value-type="float" office:value="1" calcext:value-type="float">
            <text:p>1</text:p>
          </table:table-cell>
          <table:table-cell table:formula="of:=MIN(MOD(QUOTIENT([.A9];1000)-QUOTIENT([.A9];1000);10);MOD(QUOTIENT([.A9];1000)-QUOTIENT([.A9];1000);10))" office:value-type="string" office:string-value="" calcext:value-type="error">
            <text:p>#VALUE!</text:p>
          </table:table-cell>
          <table:table-cell table:formula="of:=MIN(MOD(QUOTIENT([.A9];100)-QUOTIENT([.A9];100);10);MOD(QUOTIENT([.A9];100)-QUOTIENT([.A9];100);10))" office:value-type="string" office:string-value="" calcext:value-type="error">
            <text:p>#VALUE!</text:p>
          </table:table-cell>
          <table:table-cell table:formula="of:=MIN(MOD(QUOTIENT([.A9];10)-QUOTIENT([.A9];10);10);MOD(QUOTIENT([.A9];10)-QUOTIENT([.A9];10);10))" office:value-type="string" office:string-value="" calcext:value-type="error">
            <text:p>#VALUE!</text:p>
          </table:table-cell>
          <table:table-cell table:formula="of:=MIN(MOD(QUOTIENT([.A9];1)-QUOTIENT([.A9];1);10);MOD(QUOTIENT([.A9];1)-QUOTIENT([.A9];1);10))" office:value-type="string" office:string-value="" calcext:value-type="error">
            <text:p>#VALUE!</text:p>
          </table:table-cell>
          <table:table-cell table:formula="of:=SUM([.F9];[.G9];[.H9];[.I9])" office:value-type="string" office:string-value="" calcext:value-type="error">
            <text:p>#VALUE!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M9]/30" office:value-type="float" office:value="0.1" calcext:value-type="float">
            <text:p>0,1</text:p>
          </table:table-cell>
          <table:table-cell/>
          <table:table-cell table:formula="of:=LOG([.N9];2)*[.N9]" office:value-type="float" office:value="-0.332192809488736" calcext:value-type="float">
            <text:p>-0,3321928095</text:p>
          </table:table-cell>
        </table:table-row>
        <table:table-row table:style-name="ro2">
          <table:table-cell table:number-columns-repeated="2" table:style-name="ce1" office:value-type="string" calcext:value-type="string">
            <text:p>****</text:p>
          </table:table-cell>
          <table:table-cell office:value-type="float" office:value="57178" calcext:value-type="float">
            <text:p>57178</text:p>
          </table:table-cell>
          <table:table-cell office:value-type="date" office:date-value="2018-10-27" calcext:value-type="date">
            <text:p>27.10.2018</text:p>
          </table:table-cell>
          <table:table-cell office:value-type="float" office:value="1" calcext:value-type="float">
            <text:p>1</text:p>
          </table:table-cell>
          <table:table-cell table:formula="of:=MIN(MOD(QUOTIENT([.A10];1000)-QUOTIENT([.A10];1000);10);MOD(QUOTIENT([.A10];1000)-QUOTIENT([.A10];1000);10))" office:value-type="string" office:string-value="" calcext:value-type="error">
            <text:p>#VALUE!</text:p>
          </table:table-cell>
          <table:table-cell table:formula="of:=MIN(MOD(QUOTIENT([.A10];100)-QUOTIENT([.A10];100);10);MOD(QUOTIENT([.A10];100)-QUOTIENT([.A10];100);10))" office:value-type="string" office:string-value="" calcext:value-type="error">
            <text:p>#VALUE!</text:p>
          </table:table-cell>
          <table:table-cell table:formula="of:=MIN(MOD(QUOTIENT([.A10];10)-QUOTIENT([.A10];10);10);MOD(QUOTIENT([.A10];10)-QUOTIENT([.A10];10);10))" office:value-type="string" office:string-value="" calcext:value-type="error">
            <text:p>#VALUE!</text:p>
          </table:table-cell>
          <table:table-cell table:formula="of:=MIN(MOD(QUOTIENT([.A10];1)-QUOTIENT([.A10];1);10);MOD(QUOTIENT([.A10];1)-QUOTIENT([.A10];1);10))" office:value-type="string" office:string-value="" calcext:value-type="error">
            <text:p>#VALUE!</text:p>
          </table:table-cell>
          <table:table-cell table:formula="of:=SUM([.F10];[.G10];[.H10];[.I10])" office:value-type="string" office:string-value="" calcext:value-type="error">
            <text:p>#VALUE!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M10]/30" office:value-type="float" office:value="0.133333333333333" calcext:value-type="float">
            <text:p>0,1333333333</text:p>
          </table:table-cell>
          <table:table-cell/>
          <table:table-cell table:formula="of:=LOG([.N10];2)*[.N10]" office:value-type="float" office:value="-0.387585412747802" calcext:value-type="float">
            <text:p>-0,3875854127</text:p>
          </table:table-cell>
        </table:table-row>
        <table:table-row table:style-name="ro2">
          <table:table-cell table:number-columns-repeated="2" table:style-name="ce1" office:value-type="string" calcext:value-type="string">
            <text:p>****</text:p>
          </table:table-cell>
          <table:table-cell office:value-type="float" office:value="57381" calcext:value-type="float">
            <text:p>57381</text:p>
          </table:table-cell>
          <table:table-cell office:value-type="date" office:date-value="2018-10-20" calcext:value-type="date">
            <text:p>20.10.2018</text:p>
          </table:table-cell>
          <table:table-cell office:value-type="float" office:value="1" calcext:value-type="float">
            <text:p>1</text:p>
          </table:table-cell>
          <table:table-cell table:formula="of:=MIN(MOD(QUOTIENT([.A11];1000)-QUOTIENT([.A11];1000);10);MOD(QUOTIENT([.A11];1000)-QUOTIENT([.A11];1000);10))" office:value-type="string" office:string-value="" calcext:value-type="error">
            <text:p>#VALUE!</text:p>
          </table:table-cell>
          <table:table-cell table:formula="of:=MIN(MOD(QUOTIENT([.A11];100)-QUOTIENT([.A11];100);10);MOD(QUOTIENT([.A11];100)-QUOTIENT([.A11];100);10))" office:value-type="string" office:string-value="" calcext:value-type="error">
            <text:p>#VALUE!</text:p>
          </table:table-cell>
          <table:table-cell table:formula="of:=MIN(MOD(QUOTIENT([.A11];10)-QUOTIENT([.A11];10);10);MOD(QUOTIENT([.A11];10)-QUOTIENT([.A11];10);10))" office:value-type="string" office:string-value="" calcext:value-type="error">
            <text:p>#VALUE!</text:p>
          </table:table-cell>
          <table:table-cell table:formula="of:=MIN(MOD(QUOTIENT([.A11];1)-QUOTIENT([.A11];1);10);MOD(QUOTIENT([.A11];1)-QUOTIENT([.A11];1);10))" office:value-type="string" office:string-value="" calcext:value-type="error">
            <text:p>#VALUE!</text:p>
          </table:table-cell>
          <table:table-cell table:formula="of:=SUM([.F11];[.G11];[.H11];[.I11])" office:value-type="string" office:string-value="" calcext:value-type="error">
            <text:p>#VALUE!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M11]/30" office:value-type="float" office:value="0.0333333333333333" calcext:value-type="float">
            <text:p>0,0333333333</text:p>
          </table:table-cell>
          <table:table-cell/>
          <table:table-cell table:formula="of:=LOG([.N11];2)*[.N11]" office:value-type="float" office:value="-0.163563019853617" calcext:value-type="float">
            <text:p>-0,1635630199</text:p>
          </table:table-cell>
        </table:table-row>
        <table:table-row table:style-name="ro2">
          <table:table-cell table:number-columns-repeated="2" table:style-name="ce1" office:value-type="string" calcext:value-type="string">
            <text:p>****</text:p>
          </table:table-cell>
          <table:table-cell office:value-type="float" office:value="57186" calcext:value-type="float">
            <text:p>57186</text:p>
          </table:table-cell>
          <table:table-cell office:value-type="date" office:date-value="2018-10-20" calcext:value-type="date">
            <text:p>20.10.2018</text:p>
          </table:table-cell>
          <table:table-cell office:value-type="float" office:value="1" calcext:value-type="float">
            <text:p>1</text:p>
          </table:table-cell>
          <table:table-cell table:formula="of:=MIN(MOD(QUOTIENT([.A2];1000)-QUOTIENT([.A12];1000);10);MOD(QUOTIENT([.A12];1000)-QUOTIENT([.A2];1000);10))" office:value-type="string" office:string-value="" calcext:value-type="error">
            <text:p>#VALUE!</text:p>
          </table:table-cell>
          <table:table-cell table:formula="of:=MIN(MOD(QUOTIENT([.A2];100)-QUOTIENT([.A12];100);10);MOD(QUOTIENT([.A12];100)-QUOTIENT([.A2];100);10))" office:value-type="string" office:string-value="" calcext:value-type="error">
            <text:p>#VALUE!</text:p>
          </table:table-cell>
          <table:table-cell table:formula="of:=MIN(MOD(QUOTIENT([.A2];10)-QUOTIENT([.A12];10);10);MOD(QUOTIENT([.A12];10)-QUOTIENT([.A2];10);10))" office:value-type="string" office:string-value="" calcext:value-type="error">
            <text:p>#VALUE!</text:p>
          </table:table-cell>
          <table:table-cell table:formula="of:=MIN(MOD(QUOTIENT([.A2];1)-QUOTIENT([.A12];1);10);MOD(QUOTIENT([.A12];1)-QUOTIENT([.A2];1);10))" office:value-type="string" office:string-value="" calcext:value-type="error">
            <text:p>#VALUE!</text:p>
          </table:table-cell>
          <table:table-cell table:formula="of:=SUM([.F12];[.G12];[.H12];[.I12])" office:value-type="string" office:string-value="" calcext:value-type="error">
            <text:p>#VALUE!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M12]/30" office:value-type="float" office:value="0.0333333333333333" calcext:value-type="float">
            <text:p>0,0333333333</text:p>
          </table:table-cell>
          <table:table-cell/>
          <table:table-cell table:formula="of:=LOG([.N12];2)*[.N12]" office:value-type="float" office:value="-0.163563019853617" calcext:value-type="float">
            <text:p>-0,1635630199</text:p>
          </table:table-cell>
        </table:table-row>
        <table:table-row table:style-name="ro2">
          <table:table-cell table:number-columns-repeated="2" table:style-name="ce2" office:value-type="string" calcext:value-type="string">
            <text:p>****</text:p>
          </table:table-cell>
          <table:table-cell office:value-type="float" office:value="57878" calcext:value-type="float">
            <text:p>57878</text:p>
          </table:table-cell>
          <table:table-cell office:value-type="date" office:date-value="2018-10-20" calcext:value-type="date">
            <text:p>20.10.2018</text:p>
          </table:table-cell>
          <table:table-cell office:value-type="float" office:value="1" calcext:value-type="float">
            <text:p>1</text:p>
          </table:table-cell>
          <table:table-cell table:formula="of:=MIN(MOD(QUOTIENT([.A3];1000)-QUOTIENT([.A8];1000);10);MOD(QUOTIENT([.A8];1000)-QUOTIENT([.A3];1000);10))" office:value-type="string" office:string-value="" calcext:value-type="error">
            <text:p>#VALUE!</text:p>
          </table:table-cell>
          <table:table-cell table:formula="of:=MIN(MOD(QUOTIENT([.A3];100)-QUOTIENT([.A8];100);10);MOD(QUOTIENT([.A8];100)-QUOTIENT([.A3];100);10))" office:value-type="string" office:string-value="" calcext:value-type="error">
            <text:p>#VALUE!</text:p>
          </table:table-cell>
          <table:table-cell table:formula="of:=MIN(MOD(QUOTIENT([.A3];10)-QUOTIENT([.A8];10);10);MOD(QUOTIENT([.A8];10)-QUOTIENT([.A3];10);10))" office:value-type="string" office:string-value="" calcext:value-type="error">
            <text:p>#VALUE!</text:p>
          </table:table-cell>
          <table:table-cell table:formula="of:=MIN(MOD(QUOTIENT([.A3];1)-QUOTIENT([.A8];1);10);MOD(QUOTIENT([.A8];1)-QUOTIENT([.A3];1);10))" office:value-type="string" office:string-value="" calcext:value-type="error">
            <text:p>#VALUE!</text:p>
          </table:table-cell>
          <table:table-cell table:formula="of:=SUM([.F13];[.G13];[.H13];[.I13])" office:value-type="string" office:string-value="" calcext:value-type="error">
            <text:p>#VALUE!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M13]/30" office:value-type="float" office:value="0.0333333333333333" calcext:value-type="float">
            <text:p>0,0333333333</text:p>
          </table:table-cell>
          <table:table-cell/>
          <table:table-cell table:formula="of:=LOG([.N13];2)*[.N13]" office:value-type="float" office:value="-0.163563019853617" calcext:value-type="float">
            <text:p>-0,1635630199</text:p>
          </table:table-cell>
        </table:table-row>
        <table:table-row table:style-name="ro2">
          <table:table-cell table:number-columns-repeated="2" table:style-name="ce1" office:value-type="string" calcext:value-type="string">
            <text:p>****</text:p>
          </table:table-cell>
          <table:table-cell office:value-type="float" office:value="57674" calcext:value-type="float">
            <text:p>57674</text:p>
          </table:table-cell>
          <table:table-cell office:value-type="date" office:date-value="2018-10-20" calcext:value-type="date">
            <text:p>20.10.2018</text:p>
          </table:table-cell>
          <table:table-cell office:value-type="float" office:value="1" calcext:value-type="float">
            <text:p>1</text:p>
          </table:table-cell>
          <table:table-cell table:formula="of:=MIN(MOD(QUOTIENT([.A4];1000)-QUOTIENT([.A9];1000);10);MOD(QUOTIENT([.A9];1000)-QUOTIENT([.A4];1000);10))" office:value-type="string" office:string-value="" calcext:value-type="error">
            <text:p>#VALUE!</text:p>
          </table:table-cell>
          <table:table-cell table:formula="of:=MIN(MOD(QUOTIENT([.A4];100)-QUOTIENT([.A9];100);10);MOD(QUOTIENT([.A9];100)-QUOTIENT([.A4];100);10))" office:value-type="string" office:string-value="" calcext:value-type="error">
            <text:p>#VALUE!</text:p>
          </table:table-cell>
          <table:table-cell table:formula="of:=MIN(MOD(QUOTIENT([.A4];10)-QUOTIENT([.A9];10);10);MOD(QUOTIENT([.A9];10)-QUOTIENT([.A4];10);10))" office:value-type="string" office:string-value="" calcext:value-type="error">
            <text:p>#VALUE!</text:p>
          </table:table-cell>
          <table:table-cell table:formula="of:=MIN(MOD(QUOTIENT([.A4];1)-QUOTIENT([.A9];1);10);MOD(QUOTIENT([.A9];1)-QUOTIENT([.A4];1);10))" office:value-type="string" office:string-value="" calcext:value-type="error">
            <text:p>#VALUE!</text:p>
          </table:table-cell>
          <table:table-cell table:formula="of:=SUM([.F14];[.G14];[.H14];[.I14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suma</text:p>
          </table:table-cell>
          <table:table-cell table:formula="of:=SUM([.M3:.M13])" office:value-type="float" office:value="30" calcext:value-type="float">
            <text:p>30</text:p>
          </table:table-cell>
          <table:table-cell table:formula="of:=SUM([.N3:.N13])" office:value-type="float" office:value="1" calcext:value-type="float">
            <text:p>1</text:p>
          </table:table-cell>
          <table:table-cell office:value-type="string" calcext:value-type="string">
            <text:p>entropia</text:p>
          </table:table-cell>
          <table:table-cell table:formula="of:=-SUM([.P3:.P13])" office:value-type="float" office:value="3.17774716291095" calcext:value-type="float">
            <text:p>3,1777471629</text:p>
          </table:table-cell>
        </table:table-row>
        <table:table-row table:style-name="ro2">
          <table:table-cell table:number-columns-repeated="2" table:style-name="ce1" office:value-type="string" calcext:value-type="string">
            <text:p>****</text:p>
          </table:table-cell>
          <table:table-cell office:value-type="float" office:value="57796" calcext:value-type="float">
            <text:p>57796</text:p>
          </table:table-cell>
          <table:table-cell office:value-type="date" office:date-value="2018-10-22" calcext:value-type="date">
            <text:p>22.10.2018</text:p>
          </table:table-cell>
          <table:table-cell office:value-type="float" office:value="1" calcext:value-type="float">
            <text:p>1</text:p>
          </table:table-cell>
          <table:table-cell table:formula="of:=MIN(MOD(QUOTIENT([.A5];1000)-QUOTIENT([.A10];1000);10);MOD(QUOTIENT([.A10];1000)-QUOTIENT([.A5];1000);10))" office:value-type="string" office:string-value="" calcext:value-type="error">
            <text:p>#VALUE!</text:p>
          </table:table-cell>
          <table:table-cell table:formula="of:=MIN(MOD(QUOTIENT([.A5];100)-QUOTIENT([.A10];100);10);MOD(QUOTIENT([.A10];100)-QUOTIENT([.A5];100);10))" office:value-type="string" office:string-value="" calcext:value-type="error">
            <text:p>#VALUE!</text:p>
          </table:table-cell>
          <table:table-cell table:formula="of:=MIN(MOD(QUOTIENT([.A5];10)-QUOTIENT([.A10];10);10);MOD(QUOTIENT([.A10];10)-QUOTIENT([.A5];10);10))" office:value-type="string" office:string-value="" calcext:value-type="error">
            <text:p>#VALUE!</text:p>
          </table:table-cell>
          <table:table-cell table:formula="of:=MIN(MOD(QUOTIENT([.A5];1)-QUOTIENT([.A10];1);10);MOD(QUOTIENT([.A10];1)-QUOTIENT([.A5];1);10))" office:value-type="string" office:string-value="" calcext:value-type="error">
            <text:p>#VALUE!</text:p>
          </table:table-cell>
          <table:table-cell table:formula="of:=SUM([.F15];[.G15];[.H15];[.I15])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2">
          <table:table-cell table:number-columns-repeated="2" table:style-name="ce1" office:value-type="string" calcext:value-type="string">
            <text:p>****</text:p>
          </table:table-cell>
          <table:table-cell office:value-type="float" office:value="57437" calcext:value-type="float">
            <text:p>57437</text:p>
          </table:table-cell>
          <table:table-cell office:value-type="date" office:date-value="2018-10-20" calcext:value-type="date">
            <text:p>20.10.2018</text:p>
          </table:table-cell>
          <table:table-cell office:value-type="float" office:value="1" calcext:value-type="float">
            <text:p>1</text:p>
          </table:table-cell>
          <table:table-cell table:formula="of:=MIN(MOD(QUOTIENT([.A6];1000)-QUOTIENT([.A11];1000);10);MOD(QUOTIENT([.A11];1000)-QUOTIENT([.A6];1000);10))" office:value-type="string" office:string-value="" calcext:value-type="error">
            <text:p>#VALUE!</text:p>
          </table:table-cell>
          <table:table-cell table:formula="of:=MIN(MOD(QUOTIENT([.A6];100)-QUOTIENT([.A11];100);10);MOD(QUOTIENT([.A11];100)-QUOTIENT([.A6];100);10))" office:value-type="string" office:string-value="" calcext:value-type="error">
            <text:p>#VALUE!</text:p>
          </table:table-cell>
          <table:table-cell table:formula="of:=MIN(MOD(QUOTIENT([.A6];10)-QUOTIENT([.A11];10);10);MOD(QUOTIENT([.A11];10)-QUOTIENT([.A6];10);10))" office:value-type="string" office:string-value="" calcext:value-type="error">
            <text:p>#VALUE!</text:p>
          </table:table-cell>
          <table:table-cell table:formula="of:=MIN(MOD(QUOTIENT([.A6];1)-QUOTIENT([.A11];1);10);MOD(QUOTIENT([.A11];1)-QUOTIENT([.A6];1);10))" office:value-type="string" office:string-value="" calcext:value-type="error">
            <text:p>#VALUE!</text:p>
          </table:table-cell>
          <table:table-cell table:formula="of:=SUM([.F16];[.G16];[.H16];[.I16])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2">
          <table:table-cell table:number-columns-repeated="2" table:style-name="ce1" office:value-type="string" calcext:value-type="string">
            <text:p>****</text:p>
          </table:table-cell>
          <table:table-cell office:value-type="float" office:value="57823" calcext:value-type="float">
            <text:p>57823</text:p>
          </table:table-cell>
          <table:table-cell office:value-type="date" office:date-value="2018-10-20" calcext:value-type="date">
            <text:p>20.10.2018</text:p>
          </table:table-cell>
          <table:table-cell office:value-type="float" office:value="2" calcext:value-type="float">
            <text:p>2</text:p>
          </table:table-cell>
          <table:table-cell table:formula="of:=MIN(MOD(QUOTIENT([.A7];1000)-QUOTIENT([.A12];1000);10);MOD(QUOTIENT([.A12];1000)-QUOTIENT([.A7];1000);10))" office:value-type="string" office:string-value="" calcext:value-type="error">
            <text:p>#VALUE!</text:p>
          </table:table-cell>
          <table:table-cell table:formula="of:=MIN(MOD(QUOTIENT([.A7];100)-QUOTIENT([.A12];100);10);MOD(QUOTIENT([.A12];100)-QUOTIENT([.A7];100);10))" office:value-type="string" office:string-value="" calcext:value-type="error">
            <text:p>#VALUE!</text:p>
          </table:table-cell>
          <table:table-cell table:formula="of:=MIN(MOD(QUOTIENT([.A7];10)-QUOTIENT([.A12];10);10);MOD(QUOTIENT([.A12];10)-QUOTIENT([.A7];10);10))" office:value-type="string" office:string-value="" calcext:value-type="error">
            <text:p>#VALUE!</text:p>
          </table:table-cell>
          <table:table-cell table:formula="of:=MIN(MOD(QUOTIENT([.A7];1)-QUOTIENT([.A12];1);10);MOD(QUOTIENT([.A12];1)-QUOTIENT([.A7];1);10))" office:value-type="string" office:string-value="" calcext:value-type="error">
            <text:p>#VALUE!</text:p>
          </table:table-cell>
          <table:table-cell table:formula="of:=SUM([.F17];[.G17];[.H17];[.I17])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2">
          <table:table-cell table:number-columns-repeated="2" table:style-name="ce1" office:value-type="string" calcext:value-type="string">
            <text:p>****</text:p>
          </table:table-cell>
          <table:table-cell office:value-type="float" office:value="57487" calcext:value-type="float">
            <text:p>57487</text:p>
          </table:table-cell>
          <table:table-cell office:value-type="date" office:date-value="2018-10-22" calcext:value-type="date">
            <text:p>22.10.2018</text:p>
          </table:table-cell>
          <table:table-cell office:value-type="float" office:value="2" calcext:value-type="float">
            <text:p>2</text:p>
          </table:table-cell>
          <table:table-cell table:formula="of:=MIN(MOD(QUOTIENT([.A8];1000)-QUOTIENT([.A9];1000);10);MOD(QUOTIENT([.A9];1000)-QUOTIENT([.A8];1000);10))" office:value-type="string" office:string-value="" calcext:value-type="error">
            <text:p>#VALUE!</text:p>
          </table:table-cell>
          <table:table-cell table:formula="of:=MIN(MOD(QUOTIENT([.A8];100)-QUOTIENT([.A9];100);10);MOD(QUOTIENT([.A9];100)-QUOTIENT([.A8];100);10))" office:value-type="string" office:string-value="" calcext:value-type="error">
            <text:p>#VALUE!</text:p>
          </table:table-cell>
          <table:table-cell table:formula="of:=MIN(MOD(QUOTIENT([.A8];10)-QUOTIENT([.A9];10);10);MOD(QUOTIENT([.A9];10)-QUOTIENT([.A8];10);10))" office:value-type="string" office:string-value="" calcext:value-type="error">
            <text:p>#VALUE!</text:p>
          </table:table-cell>
          <table:table-cell table:formula="of:=MIN(MOD(QUOTIENT([.A8];1)-QUOTIENT([.A9];1);10);MOD(QUOTIENT([.A9];1)-QUOTIENT([.A8];1);10))" office:value-type="string" office:string-value="" calcext:value-type="error">
            <text:p>#VALUE!</text:p>
          </table:table-cell>
          <table:table-cell table:formula="of:=SUM([.F18];[.G18];[.H18];[.I18])" office:value-type="string" office:string-value="" calcext:value-type="error">
            <text:p>#VALUE!</text:p>
          </table:table-cell>
          <table:table-cell table:number-columns-repeated="3"/>
          <table:table-cell table:style-name="ce3"/>
          <table:table-cell table:style-name="ce5"/>
          <table:table-cell/>
        </table:table-row>
        <table:table-row table:style-name="ro2">
          <table:table-cell table:number-columns-repeated="2" table:style-name="ce1" office:value-type="string" calcext:value-type="string">
            <text:p>****</text:p>
          </table:table-cell>
          <table:table-cell office:value-type="float" office:value="57571" calcext:value-type="float">
            <text:p>57571</text:p>
          </table:table-cell>
          <table:table-cell office:value-type="date" office:date-value="2018-10-22" calcext:value-type="date">
            <text:p>22.10.2018</text:p>
          </table:table-cell>
          <table:table-cell office:value-type="float" office:value="2" calcext:value-type="float">
            <text:p>2</text:p>
          </table:table-cell>
          <table:table-cell table:formula="of:=MIN(MOD(QUOTIENT([.A9];1000)-QUOTIENT([.A10];1000);10);MOD(QUOTIENT([.A10];1000)-QUOTIENT([.A9];1000);10))" office:value-type="string" office:string-value="" calcext:value-type="error">
            <text:p>#VALUE!</text:p>
          </table:table-cell>
          <table:table-cell table:formula="of:=MIN(MOD(QUOTIENT([.A9];100)-QUOTIENT([.A10];100);10);MOD(QUOTIENT([.A10];100)-QUOTIENT([.A9];100);10))" office:value-type="string" office:string-value="" calcext:value-type="error">
            <text:p>#VALUE!</text:p>
          </table:table-cell>
          <table:table-cell table:formula="of:=MIN(MOD(QUOTIENT([.A9];10)-QUOTIENT([.A10];10);10);MOD(QUOTIENT([.A10];10)-QUOTIENT([.A9];10);10))" office:value-type="string" office:string-value="" calcext:value-type="error">
            <text:p>#VALUE!</text:p>
          </table:table-cell>
          <table:table-cell table:formula="of:=MIN(MOD(QUOTIENT([.A9];1)-QUOTIENT([.A10];1);10);MOD(QUOTIENT([.A10];1)-QUOTIENT([.A9];1);10))" office:value-type="string" office:string-value="" calcext:value-type="error">
            <text:p>#VALUE!</text:p>
          </table:table-cell>
          <table:table-cell table:formula="of:=SUM([.F19];[.G19];[.H19];[.I19])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2">
          <table:table-cell table:number-columns-repeated="2" table:style-name="ce1" office:value-type="string" calcext:value-type="string">
            <text:p>****</text:p>
          </table:table-cell>
          <table:table-cell office:value-type="float" office:value="57800" calcext:value-type="float">
            <text:p>57800</text:p>
          </table:table-cell>
          <table:table-cell office:value-type="date" office:date-value="2018-10-20" calcext:value-type="date">
            <text:p>20.10.2018</text:p>
          </table:table-cell>
          <table:table-cell office:value-type="float" office:value="2" calcext:value-type="float">
            <text:p>2</text:p>
          </table:table-cell>
          <table:table-cell table:formula="of:=MIN(MOD(QUOTIENT([.A10];1000)-QUOTIENT([.A11];1000);10);MOD(QUOTIENT([.A11];1000)-QUOTIENT([.A10];1000);10))" office:value-type="string" office:string-value="" calcext:value-type="error">
            <text:p>#VALUE!</text:p>
          </table:table-cell>
          <table:table-cell table:formula="of:=MIN(MOD(QUOTIENT([.A10];100)-QUOTIENT([.A11];100);10);MOD(QUOTIENT([.A11];100)-QUOTIENT([.A10];100);10))" office:value-type="string" office:string-value="" calcext:value-type="error">
            <text:p>#VALUE!</text:p>
          </table:table-cell>
          <table:table-cell table:formula="of:=MIN(MOD(QUOTIENT([.A10];10)-QUOTIENT([.A11];10);10);MOD(QUOTIENT([.A11];10)-QUOTIENT([.A10];10);10))" office:value-type="string" office:string-value="" calcext:value-type="error">
            <text:p>#VALUE!</text:p>
          </table:table-cell>
          <table:table-cell table:formula="of:=MIN(MOD(QUOTIENT([.A10];1)-QUOTIENT([.A11];1);10);MOD(QUOTIENT([.A11];1)-QUOTIENT([.A10];1);10))" office:value-type="string" office:string-value="" calcext:value-type="error">
            <text:p>#VALUE!</text:p>
          </table:table-cell>
          <table:table-cell table:formula="of:=SUM([.F20];[.G20];[.H20];[.I20])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2">
          <table:table-cell table:number-columns-repeated="2" table:style-name="ce1" office:value-type="string" calcext:value-type="string">
            <text:p>****</text:p>
          </table:table-cell>
          <table:table-cell office:value-type="float" office:value="57349" calcext:value-type="float">
            <text:p>57349</text:p>
          </table:table-cell>
          <table:table-cell office:value-type="date" office:date-value="2018-10-22" calcext:value-type="date">
            <text:p>22.10.2018</text:p>
          </table:table-cell>
          <table:table-cell office:value-type="float" office:value="2" calcext:value-type="float">
            <text:p>2</text:p>
          </table:table-cell>
          <table:table-cell table:formula="of:=MIN(MOD(QUOTIENT([.A11];1000)-QUOTIENT([.A12];1000);10);MOD(QUOTIENT([.A12];1000)-QUOTIENT([.A11];1000);10))" office:value-type="string" office:string-value="" calcext:value-type="error">
            <text:p>#VALUE!</text:p>
          </table:table-cell>
          <table:table-cell table:formula="of:=MIN(MOD(QUOTIENT([.A11];100)-QUOTIENT([.A12];100);10);MOD(QUOTIENT([.A12];100)-QUOTIENT([.A11];100);10))" office:value-type="string" office:string-value="" calcext:value-type="error">
            <text:p>#VALUE!</text:p>
          </table:table-cell>
          <table:table-cell table:formula="of:=MIN(MOD(QUOTIENT([.A11];10)-QUOTIENT([.A12];10);10);MOD(QUOTIENT([.A12];10)-QUOTIENT([.A11];10);10))" office:value-type="string" office:string-value="" calcext:value-type="error">
            <text:p>#VALUE!</text:p>
          </table:table-cell>
          <table:table-cell table:formula="of:=MIN(MOD(QUOTIENT([.A11];1)-QUOTIENT([.A12];1);10);MOD(QUOTIENT([.A12];1)-QUOTIENT([.A11];1);10))" office:value-type="string" office:string-value="" calcext:value-type="error">
            <text:p>#VALUE!</text:p>
          </table:table-cell>
          <table:table-cell table:formula="of:=SUM([.F21];[.G21];[.H21];[.I21])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2">
          <table:table-cell table:number-columns-repeated="2" table:style-name="ce1" office:value-type="string" calcext:value-type="string">
            <text:p>****</text:p>
          </table:table-cell>
          <table:table-cell office:value-type="float" office:value="57221" calcext:value-type="float">
            <text:p>57221</text:p>
          </table:table-cell>
          <table:table-cell office:value-type="date" office:date-value="2018-10-27" calcext:value-type="date">
            <text:p>27.10.2018</text:p>
          </table:table-cell>
          <table:table-cell office:value-type="float" office:value="2" calcext:value-type="float">
            <text:p>2</text:p>
          </table:table-cell>
          <table:table-cell table:formula="of:=MIN(MOD(QUOTIENT([.A2];1000)-QUOTIENT([.A4];1000);10);MOD(QUOTIENT([.A4];1000)-QUOTIENT([.A2];1000);10))" office:value-type="string" office:string-value="" calcext:value-type="error">
            <text:p>#VALUE!</text:p>
          </table:table-cell>
          <table:table-cell table:formula="of:=MIN(MOD(QUOTIENT([.A2];100)-QUOTIENT([.A4];100);10);MOD(QUOTIENT([.A4];100)-QUOTIENT([.A2];100);10))" office:value-type="string" office:string-value="" calcext:value-type="error">
            <text:p>#VALUE!</text:p>
          </table:table-cell>
          <table:table-cell table:formula="of:=MIN(MOD(QUOTIENT([.A2];10)-QUOTIENT([.A4];10);10);MOD(QUOTIENT([.A4];10)-QUOTIENT([.A2];10);10))" office:value-type="string" office:string-value="" calcext:value-type="error">
            <text:p>#VALUE!</text:p>
          </table:table-cell>
          <table:table-cell table:formula="of:=MIN(MOD(QUOTIENT([.A2];1)-QUOTIENT([.A4];1);10);MOD(QUOTIENT([.A4];1)-QUOTIENT([.A2];1);10))" office:value-type="string" office:string-value="" calcext:value-type="error">
            <text:p>#VALUE!</text:p>
          </table:table-cell>
          <table:table-cell table:formula="of:=SUM([.F22];[.G22];[.H22];[.I22])" office:value-type="string" office:string-value="" calcext:value-type="error">
            <text:p>#VALUE!</text:p>
          </table:table-cell>
          <table:table-cell table:number-columns-repeated="2"/>
          <table:table-cell table:style-name="ce3"/>
          <table:table-cell table:style-name="ce5"/>
          <table:table-cell table:number-columns-repeated="2"/>
        </table:table-row>
        <table:table-row table:style-name="ro2">
          <table:table-cell table:number-columns-repeated="2" table:style-name="ce2" office:value-type="string" calcext:value-type="string">
            <text:p>****</text:p>
          </table:table-cell>
          <table:table-cell office:value-type="float" office:value="57787" calcext:value-type="float">
            <text:p>57787</text:p>
          </table:table-cell>
          <table:table-cell office:value-type="date" office:date-value="2018-10-20" calcext:value-type="date">
            <text:p>20.10.2018</text:p>
          </table:table-cell>
          <table:table-cell office:value-type="float" office:value="2" calcext:value-type="float">
            <text:p>2</text:p>
          </table:table-cell>
          <table:table-cell table:formula="of:=MIN(MOD(QUOTIENT([.A3];1000)-QUOTIENT([.A5];1000);10);MOD(QUOTIENT([.A5];1000)-QUOTIENT([.A3];1000);10))" office:value-type="string" office:string-value="" calcext:value-type="error">
            <text:p>#VALUE!</text:p>
          </table:table-cell>
          <table:table-cell table:formula="of:=MIN(MOD(QUOTIENT([.A3];100)-QUOTIENT([.A5];100);10);MOD(QUOTIENT([.A5];100)-QUOTIENT([.A3];100);10))" office:value-type="string" office:string-value="" calcext:value-type="error">
            <text:p>#VALUE!</text:p>
          </table:table-cell>
          <table:table-cell table:formula="of:=MIN(MOD(QUOTIENT([.A3];10)-QUOTIENT([.A5];10);10);MOD(QUOTIENT([.A5];10)-QUOTIENT([.A3];10);10))" office:value-type="string" office:string-value="" calcext:value-type="error">
            <text:p>#VALUE!</text:p>
          </table:table-cell>
          <table:table-cell table:formula="of:=MIN(MOD(QUOTIENT([.A3];1)-QUOTIENT([.A5];1);10);MOD(QUOTIENT([.A5];1)-QUOTIENT([.A3];1);10))" office:value-type="string" office:string-value="" calcext:value-type="error">
            <text:p>#VALUE!</text:p>
          </table:table-cell>
          <table:table-cell table:formula="of:=SUM([.F23];[.G23];[.H23];[.I23])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2">
          <table:table-cell table:number-columns-repeated="2" table:style-name="ce1" office:value-type="string" calcext:value-type="string">
            <text:p>****</text:p>
          </table:table-cell>
          <table:table-cell office:value-type="float" office:value="57459" calcext:value-type="float">
            <text:p>57459</text:p>
          </table:table-cell>
          <table:table-cell office:value-type="date" office:date-value="2018-10-22" calcext:value-type="date">
            <text:p>22.10.2018</text:p>
          </table:table-cell>
          <table:table-cell office:value-type="float" office:value="2" calcext:value-type="float">
            <text:p>2</text:p>
          </table:table-cell>
          <table:table-cell table:formula="of:=MIN(MOD(QUOTIENT([.A4];1000)-QUOTIENT([.A6];1000);10);MOD(QUOTIENT([.A6];1000)-QUOTIENT([.A4];1000);10))" office:value-type="string" office:string-value="" calcext:value-type="error">
            <text:p>#VALUE!</text:p>
          </table:table-cell>
          <table:table-cell table:formula="of:=MIN(MOD(QUOTIENT([.A4];100)-QUOTIENT([.A6];100);10);MOD(QUOTIENT([.A6];100)-QUOTIENT([.A4];100);10))" office:value-type="string" office:string-value="" calcext:value-type="error">
            <text:p>#VALUE!</text:p>
          </table:table-cell>
          <table:table-cell table:formula="of:=MIN(MOD(QUOTIENT([.A4];10)-QUOTIENT([.A6];10);10);MOD(QUOTIENT([.A6];10)-QUOTIENT([.A4];10);10))" office:value-type="string" office:string-value="" calcext:value-type="error">
            <text:p>#VALUE!</text:p>
          </table:table-cell>
          <table:table-cell table:formula="of:=MIN(MOD(QUOTIENT([.A4];1)-QUOTIENT([.A6];1);10);MOD(QUOTIENT([.A6];1)-QUOTIENT([.A4];1);10))" office:value-type="string" office:string-value="" calcext:value-type="error">
            <text:p>#VALUE!</text:p>
          </table:table-cell>
          <table:table-cell table:formula="of:=SUM([.F24];[.G24];[.H24];[.I24])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2">
          <table:table-cell table:number-columns-repeated="2" table:style-name="ce1" office:value-type="string" calcext:value-type="string">
            <text:p>****</text:p>
          </table:table-cell>
          <table:table-cell office:value-type="float" office:value="57451" calcext:value-type="float">
            <text:p>57451</text:p>
          </table:table-cell>
          <table:table-cell office:value-type="date" office:date-value="2018-10-27" calcext:value-type="date">
            <text:p>27.10.2018</text:p>
          </table:table-cell>
          <table:table-cell office:value-type="float" office:value="2" calcext:value-type="float">
            <text:p>2</text:p>
          </table:table-cell>
          <table:table-cell table:formula="of:=MIN(MOD(QUOTIENT([.A5];1000)-QUOTIENT([.A7];1000);10);MOD(QUOTIENT([.A7];1000)-QUOTIENT([.A5];1000);10))" office:value-type="string" office:string-value="" calcext:value-type="error">
            <text:p>#VALUE!</text:p>
          </table:table-cell>
          <table:table-cell table:formula="of:=MIN(MOD(QUOTIENT([.A5];100)-QUOTIENT([.A7];100);10);MOD(QUOTIENT([.A7];100)-QUOTIENT([.A5];100);10))" office:value-type="string" office:string-value="" calcext:value-type="error">
            <text:p>#VALUE!</text:p>
          </table:table-cell>
          <table:table-cell table:formula="of:=MIN(MOD(QUOTIENT([.A5];10)-QUOTIENT([.A7];10);10);MOD(QUOTIENT([.A7];10)-QUOTIENT([.A5];10);10))" office:value-type="string" office:string-value="" calcext:value-type="error">
            <text:p>#VALUE!</text:p>
          </table:table-cell>
          <table:table-cell table:formula="of:=MIN(MOD(QUOTIENT([.A5];1)-QUOTIENT([.A7];1);10);MOD(QUOTIENT([.A7];1)-QUOTIENT([.A5];1);10))" office:value-type="string" office:string-value="" calcext:value-type="error">
            <text:p>#VALUE!</text:p>
          </table:table-cell>
          <table:table-cell table:formula="of:=SUM([.F25];[.G25];[.H25];[.I25])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2">
          <table:table-cell table:number-columns-repeated="2" table:style-name="ce1" office:value-type="string" calcext:value-type="string">
            <text:p>****</text:p>
          </table:table-cell>
          <table:table-cell office:value-type="float" office:value="57267" calcext:value-type="float">
            <text:p>57267</text:p>
          </table:table-cell>
          <table:table-cell office:value-type="date" office:date-value="2018-10-27" calcext:value-type="date">
            <text:p>27.10.2018</text:p>
          </table:table-cell>
          <table:table-cell office:value-type="float" office:value="2" calcext:value-type="float">
            <text:p>2</text:p>
          </table:table-cell>
          <table:table-cell table:formula="of:=MIN(MOD(QUOTIENT([.A6];1000)-QUOTIENT([.A8];1000);10);MOD(QUOTIENT([.A8];1000)-QUOTIENT([.A6];1000);10))" office:value-type="string" office:string-value="" calcext:value-type="error">
            <text:p>#VALUE!</text:p>
          </table:table-cell>
          <table:table-cell table:formula="of:=MIN(MOD(QUOTIENT([.A6];100)-QUOTIENT([.A8];100);10);MOD(QUOTIENT([.A8];100)-QUOTIENT([.A6];100);10))" office:value-type="string" office:string-value="" calcext:value-type="error">
            <text:p>#VALUE!</text:p>
          </table:table-cell>
          <table:table-cell table:formula="of:=MIN(MOD(QUOTIENT([.A6];10)-QUOTIENT([.A8];10);10);MOD(QUOTIENT([.A8];10)-QUOTIENT([.A6];10);10))" office:value-type="string" office:string-value="" calcext:value-type="error">
            <text:p>#VALUE!</text:p>
          </table:table-cell>
          <table:table-cell table:formula="of:=MIN(MOD(QUOTIENT([.A6];1)-QUOTIENT([.A8];1);10);MOD(QUOTIENT([.A8];1)-QUOTIENT([.A6];1);10))" office:value-type="string" office:string-value="" calcext:value-type="error">
            <text:p>#VALUE!</text:p>
          </table:table-cell>
          <table:table-cell table:formula="of:=SUM([.F26];[.G26];[.H26];[.I26])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2">
          <table:table-cell table:number-columns-repeated="2" table:style-name="ce1" office:value-type="string" calcext:value-type="string">
            <text:p>****</text:p>
          </table:table-cell>
          <table:table-cell office:value-type="float" office:value="57886" calcext:value-type="float">
            <text:p>57886</text:p>
          </table:table-cell>
          <table:table-cell office:value-type="date" office:date-value="2018-10-22" calcext:value-type="date">
            <text:p>22.10.2018</text:p>
          </table:table-cell>
          <table:table-cell office:value-type="float" office:value="2" calcext:value-type="float">
            <text:p>2</text:p>
          </table:table-cell>
          <table:table-cell table:formula="of:=MIN(MOD(QUOTIENT([.A7];1000)-QUOTIENT([.A9];1000);10);MOD(QUOTIENT([.A9];1000)-QUOTIENT([.A7];1000);10))" office:value-type="string" office:string-value="" calcext:value-type="error">
            <text:p>#VALUE!</text:p>
          </table:table-cell>
          <table:table-cell table:formula="of:=MIN(MOD(QUOTIENT([.A7];100)-QUOTIENT([.A9];100);10);MOD(QUOTIENT([.A9];100)-QUOTIENT([.A7];100);10))" office:value-type="string" office:string-value="" calcext:value-type="error">
            <text:p>#VALUE!</text:p>
          </table:table-cell>
          <table:table-cell table:formula="of:=MIN(MOD(QUOTIENT([.A7];10)-QUOTIENT([.A9];10);10);MOD(QUOTIENT([.A9];10)-QUOTIENT([.A7];10);10))" office:value-type="string" office:string-value="" calcext:value-type="error">
            <text:p>#VALUE!</text:p>
          </table:table-cell>
          <table:table-cell table:formula="of:=MIN(MOD(QUOTIENT([.A7];1)-QUOTIENT([.A9];1);10);MOD(QUOTIENT([.A9];1)-QUOTIENT([.A7];1);10))" office:value-type="string" office:string-value="" calcext:value-type="error">
            <text:p>#VALUE!</text:p>
          </table:table-cell>
          <table:table-cell table:formula="of:=SUM([.F27];[.G27];[.H27];[.I27])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2">
          <table:table-cell table:number-columns-repeated="2" table:style-name="ce1" office:value-type="string" calcext:value-type="string">
            <text:p>****</text:p>
          </table:table-cell>
          <table:table-cell office:value-type="float" office:value="57087" calcext:value-type="float">
            <text:p>57087</text:p>
          </table:table-cell>
          <table:table-cell office:value-type="date" office:date-value="2018-10-20" calcext:value-type="date">
            <text:p>20.10.2018</text:p>
          </table:table-cell>
          <table:table-cell office:value-type="float" office:value="2" calcext:value-type="float">
            <text:p>2</text:p>
          </table:table-cell>
          <table:table-cell table:formula="of:=MIN(MOD(QUOTIENT([.A8];1000)-QUOTIENT([.A10];1000);10);MOD(QUOTIENT([.A10];1000)-QUOTIENT([.A8];1000);10))" office:value-type="string" office:string-value="" calcext:value-type="error">
            <text:p>#VALUE!</text:p>
          </table:table-cell>
          <table:table-cell table:formula="of:=MIN(MOD(QUOTIENT([.A8];100)-QUOTIENT([.A10];100);10);MOD(QUOTIENT([.A10];100)-QUOTIENT([.A8];100);10))" office:value-type="string" office:string-value="" calcext:value-type="error">
            <text:p>#VALUE!</text:p>
          </table:table-cell>
          <table:table-cell table:formula="of:=MIN(MOD(QUOTIENT([.A8];10)-QUOTIENT([.A10];10);10);MOD(QUOTIENT([.A10];10)-QUOTIENT([.A8];10);10))" office:value-type="string" office:string-value="" calcext:value-type="error">
            <text:p>#VALUE!</text:p>
          </table:table-cell>
          <table:table-cell table:formula="of:=MIN(MOD(QUOTIENT([.A8];1)-QUOTIENT([.A10];1);10);MOD(QUOTIENT([.A10];1)-QUOTIENT([.A8];1);10))" office:value-type="string" office:string-value="" calcext:value-type="error">
            <text:p>#VALUE!</text:p>
          </table:table-cell>
          <table:table-cell table:formula="of:=SUM([.F28];[.G28];[.H28];[.I28])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2">
          <table:table-cell table:number-columns-repeated="2" table:style-name="ce1" office:value-type="string" calcext:value-type="string">
            <text:p>****</text:p>
          </table:table-cell>
          <table:table-cell office:value-type="float" office:value="57783" calcext:value-type="float">
            <text:p>57783</text:p>
          </table:table-cell>
          <table:table-cell office:value-type="date" office:date-value="2018-10-22" calcext:value-type="date">
            <text:p>22.10.2018</text:p>
          </table:table-cell>
          <table:table-cell office:value-type="float" office:value="2" calcext:value-type="float">
            <text:p>2</text:p>
          </table:table-cell>
          <table:table-cell table:formula="of:=MIN(MOD(QUOTIENT([.A9];1000)-QUOTIENT([.A11];1000);10);MOD(QUOTIENT([.A11];1000)-QUOTIENT([.A9];1000);10))" office:value-type="string" office:string-value="" calcext:value-type="error">
            <text:p>#VALUE!</text:p>
          </table:table-cell>
          <table:table-cell table:formula="of:=MIN(MOD(QUOTIENT([.A9];100)-QUOTIENT([.A11];100);10);MOD(QUOTIENT([.A11];100)-QUOTIENT([.A9];100);10))" office:value-type="string" office:string-value="" calcext:value-type="error">
            <text:p>#VALUE!</text:p>
          </table:table-cell>
          <table:table-cell table:formula="of:=MIN(MOD(QUOTIENT([.A9];10)-QUOTIENT([.A11];10);10);MOD(QUOTIENT([.A11];10)-QUOTIENT([.A9];10);10))" office:value-type="string" office:string-value="" calcext:value-type="error">
            <text:p>#VALUE!</text:p>
          </table:table-cell>
          <table:table-cell table:formula="of:=MIN(MOD(QUOTIENT([.A9];1)-QUOTIENT([.A11];1);10);MOD(QUOTIENT([.A11];1)-QUOTIENT([.A9];1);10))" office:value-type="string" office:string-value="" calcext:value-type="error">
            <text:p>#VALUE!</text:p>
          </table:table-cell>
          <table:table-cell table:formula="of:=SUM([.F29];[.G29];[.H29];[.I29])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2">
          <table:table-cell table:number-columns-repeated="2" table:style-name="ce1" office:value-type="string" calcext:value-type="string">
            <text:p>****</text:p>
          </table:table-cell>
          <table:table-cell office:value-type="float" office:value="57375" calcext:value-type="float">
            <text:p>57375</text:p>
          </table:table-cell>
          <table:table-cell office:value-type="date" office:date-value="2018-10-22" calcext:value-type="date">
            <text:p>22.10.2018</text:p>
          </table:table-cell>
          <table:table-cell office:value-type="float" office:value="2" calcext:value-type="float">
            <text:p>2</text:p>
          </table:table-cell>
          <table:table-cell table:formula="of:=MIN(MOD(QUOTIENT([.A10];1000)-QUOTIENT([.A12];1000);10);MOD(QUOTIENT([.A12];1000)-QUOTIENT([.A10];1000);10))" office:value-type="string" office:string-value="" calcext:value-type="error">
            <text:p>#VALUE!</text:p>
          </table:table-cell>
          <table:table-cell table:formula="of:=MIN(MOD(QUOTIENT([.A10];100)-QUOTIENT([.A12];100);10);MOD(QUOTIENT([.A12];100)-QUOTIENT([.A10];100);10))" office:value-type="string" office:string-value="" calcext:value-type="error">
            <text:p>#VALUE!</text:p>
          </table:table-cell>
          <table:table-cell table:formula="of:=MIN(MOD(QUOTIENT([.A10];10)-QUOTIENT([.A12];10);10);MOD(QUOTIENT([.A12];10)-QUOTIENT([.A10];10);10))" office:value-type="string" office:string-value="" calcext:value-type="error">
            <text:p>#VALUE!</text:p>
          </table:table-cell>
          <table:table-cell table:formula="of:=MIN(MOD(QUOTIENT([.A10];1)-QUOTIENT([.A12];1);10);MOD(QUOTIENT([.A12];1)-QUOTIENT([.A10];1);10))" office:value-type="string" office:string-value="" calcext:value-type="error">
            <text:p>#VALUE!</text:p>
          </table:table-cell>
          <table:table-cell table:formula="of:=SUM([.F30];[.G30];[.H30];[.I30])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2">
          <table:table-cell table:number-columns-repeated="2" table:style-name="ce1" office:value-type="string" calcext:value-type="string">
            <text:p>****</text:p>
          </table:table-cell>
          <table:table-cell office:value-type="float" office:value="57932" calcext:value-type="float">
            <text:p>57932</text:p>
          </table:table-cell>
          <table:table-cell office:value-type="date" office:date-value="2018-10-20" calcext:value-type="date">
            <text:p>20.10.2018</text:p>
          </table:table-cell>
          <table:table-cell office:value-type="float" office:value="2" calcext:value-type="float">
            <text:p>2</text:p>
          </table:table-cell>
          <table:table-cell table:formula="of:=MIN(MOD(QUOTIENT([.A11];1000)-QUOTIENT([.A10];1000);10);MOD(QUOTIENT([.A10];1000)-QUOTIENT([.A11];1000);10))" office:value-type="string" office:string-value="" calcext:value-type="error">
            <text:p>#VALUE!</text:p>
          </table:table-cell>
          <table:table-cell table:formula="of:=MIN(MOD(QUOTIENT([.A11];100)-QUOTIENT([.A10];100);10);MOD(QUOTIENT([.A10];100)-QUOTIENT([.A11];100);10))" office:value-type="string" office:string-value="" calcext:value-type="error">
            <text:p>#VALUE!</text:p>
          </table:table-cell>
          <table:table-cell table:formula="of:=MIN(MOD(QUOTIENT([.A11];10)-QUOTIENT([.A10];10);10);MOD(QUOTIENT([.A10];10)-QUOTIENT([.A11];10);10))" office:value-type="string" office:string-value="" calcext:value-type="error">
            <text:p>#VALUE!</text:p>
          </table:table-cell>
          <table:table-cell table:formula="of:=MIN(MOD(QUOTIENT([.A11];1)-QUOTIENT([.A10];1);10);MOD(QUOTIENT([.A10];1)-QUOTIENT([.A11];1);10))" office:value-type="string" office:string-value="" calcext:value-type="error">
            <text:p>#VALUE!</text:p>
          </table:table-cell>
          <table:table-cell table:formula="of:=SUM([.F31];[.G31];[.H31];[.I31])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Kategoria I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odległość</text:p>
          </table:table-cell>
          <table:table-cell office:value-type="string" calcext:value-type="string">
            <text:p>wystąpienia</text:p>
          </table:table-cell>
          <table:table-cell office:value-type="string" calcext:value-type="string">
            <text:p>prawdopodobieństwo</text:p>
          </table:table-cell>
          <table:table-cell table:style-name="Default"/>
          <table:table-cell table:style-name="ce4" office:value-type="string" calcext:value-type="string">
            <text:p>log(pi)*pi</text:p>
          </table:table-cell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38]/15" office:value-type="float" office:value="0.2" calcext:value-type="float">
            <text:p>0,2</text:p>
          </table:table-cell>
          <table:table-cell/>
          <table:table-cell table:style-name="ce4" table:formula="of:=LOG([.C38];2)*[.C38]" office:value-type="float" office:value="-0.464385618977472" calcext:value-type="float">
            <text:p>-0,464385619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39]/15" office:value-type="float" office:value="0.133333333333333" calcext:value-type="float">
            <text:p>0,1333333333</text:p>
          </table:table-cell>
          <table:table-cell/>
          <table:table-cell table:style-name="ce4" table:formula="of:=LOG([.C39];2)*[.C39]" office:value-type="float" office:value="-0.387585412747802" calcext:value-type="float">
            <text:p>-0,3875854127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B40]/15" office:value-type="float" office:value="0.2" calcext:value-type="float">
            <text:p>0,2</text:p>
          </table:table-cell>
          <table:table-cell/>
          <table:table-cell table:style-name="ce4" table:formula="of:=LOG([.C40];2)*[.C40]" office:value-type="float" office:value="-0.464385618977472" calcext:value-type="float">
            <text:p>-0,464385619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41]/15" office:value-type="float" office:value="0.0666666666666667" calcext:value-type="float">
            <text:p>0,0666666667</text:p>
          </table:table-cell>
          <table:table-cell/>
          <table:table-cell table:style-name="ce4" table:formula="of:=LOG([.C41];2)*[.C41]" office:value-type="float" office:value="-0.260459373040568" calcext:value-type="float">
            <text:p>-0,260459373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42]/15" office:value-type="float" office:value="0.0666666666666667" calcext:value-type="float">
            <text:p>0,0666666667</text:p>
          </table:table-cell>
          <table:table-cell/>
          <table:table-cell table:style-name="ce4" table:formula="of:=LOG([.C42];2)*[.C42]" office:value-type="float" office:value="-0.260459373040568" calcext:value-type="float">
            <text:p>-0,260459373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B43]/15" office:value-type="float" office:value="0.133333333333333" calcext:value-type="float">
            <text:p>0,1333333333</text:p>
          </table:table-cell>
          <table:table-cell/>
          <table:table-cell table:style-name="ce4" table:formula="of:=LOG([.C43];2)*[.C43]" office:value-type="float" office:value="-0.387585412747802" calcext:value-type="float">
            <text:p>-0,3875854127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B44]/15" office:value-type="float" office:value="0.133333333333333" calcext:value-type="float">
            <text:p>0,1333333333</text:p>
          </table:table-cell>
          <table:table-cell/>
          <table:table-cell table:style-name="ce4" table:formula="of:=LOG([.C44];2)*[.C44]" office:value-type="float" office:value="-0.387585412747802" calcext:value-type="float">
            <text:p>-0,3875854127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B45]/15" office:value-type="float" office:value="0.0666666666666667" calcext:value-type="float">
            <text:p>0,0666666667</text:p>
          </table:table-cell>
          <table:table-cell table:style-name="Default"/>
          <table:table-cell table:style-name="ce4" table:formula="of:=LOG([.C45];2)*[.C45]" office:value-type="float" office:value="-0.260459373040568" calcext:value-type="float">
            <text:p>-0,260459373</text:p>
          </table:table-cell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style-name="ce4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suma</text:p>
          </table:table-cell>
          <table:table-cell table:formula="of:=SUM([.B38:.B46])" office:value-type="float" office:value="15" calcext:value-type="float">
            <text:p>15</text:p>
          </table:table-cell>
          <table:table-cell table:formula="of:=SUM([.C38:.C46])" office:value-type="float" office:value="1" calcext:value-type="float">
            <text:p>1</text:p>
          </table:table-cell>
          <table:table-cell table:style-name="Default" office:value-type="string" calcext:value-type="string">
            <text:p>entropia</text:p>
          </table:table-cell>
          <table:table-cell table:formula="of:=-SUM([.E38:.E46])" office:value-type="float" office:value="2.87290559532005" calcext:value-type="float">
            <text:p>2,8729055953</text:p>
          </table:table-cell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 table:number-columns-repeated="3"/>
          <table:table-cell table:formula="of:=-SUM([.J39:.J47])" office:value-type="float" office:value="-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Kategoria II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odległość</text:p>
          </table:table-cell>
          <table:table-cell office:value-type="string" calcext:value-type="string">
            <text:p>wystąpienia</text:p>
          </table:table-cell>
          <table:table-cell office:value-type="string" calcext:value-type="string">
            <text:p>prawdopodobieństwo</text:p>
          </table:table-cell>
          <table:table-cell table:style-name="Default"/>
          <table:table-cell office:value-type="string" calcext:value-type="string">
            <text:p>log(pi)*pi</text:p>
          </table:table-cell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52]/15" office:value-type="float" office:value="0.133333333333333" calcext:value-type="float">
            <text:p>0,1333333333</text:p>
          </table:table-cell>
          <table:table-cell table:style-name="Default"/>
          <table:table-cell table:style-name="ce4" table:formula="of:=LOG([.C52];2)*[.C52]" office:value-type="float" office:value="-0.387585412747802" calcext:value-type="float">
            <text:p>-0,3875854127</text:p>
          </table:table-cell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53]/15" office:value-type="float" office:value="0.0666666666666667" calcext:value-type="float">
            <text:p>0,0666666667</text:p>
          </table:table-cell>
          <table:table-cell table:style-name="Default"/>
          <table:table-cell table:style-name="ce4" table:formula="of:=LOG([.C53];2)*[.C53]" office:value-type="float" office:value="-0.260459373040568" calcext:value-type="float">
            <text:p>-0,260459373</text:p>
          </table:table-cell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54]/15" office:value-type="float" office:value="0.0666666666666667" calcext:value-type="float">
            <text:p>0,0666666667</text:p>
          </table:table-cell>
          <table:table-cell table:style-name="Default"/>
          <table:table-cell table:style-name="ce4" table:formula="of:=LOG([.C54];2)*[.C54]" office:value-type="float" office:value="-0.260459373040568" calcext:value-type="float">
            <text:p>-0,260459373</text:p>
          </table:table-cell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B55]/15" office:value-type="float" office:value="0.133333333333333" calcext:value-type="float">
            <text:p>0,1333333333</text:p>
          </table:table-cell>
          <table:table-cell table:style-name="Default"/>
          <table:table-cell table:style-name="ce4" table:formula="of:=LOG([.C55];2)*[.C55]" office:value-type="float" office:value="-0.387585412747802" calcext:value-type="float">
            <text:p>-0,3875854127</text:p>
          </table:table-cell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B56]/15" office:value-type="float" office:value="0.2" calcext:value-type="float">
            <text:p>0,2</text:p>
          </table:table-cell>
          <table:table-cell table:style-name="Default"/>
          <table:table-cell table:style-name="ce4" table:formula="of:=LOG([.C56];2)*[.C56]" office:value-type="float" office:value="-0.464385618977472" calcext:value-type="float">
            <text:p>-0,464385619</text:p>
          </table:table-cell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57]/15" office:value-type="float" office:value="0.0666666666666667" calcext:value-type="float">
            <text:p>0,0666666667</text:p>
          </table:table-cell>
          <table:table-cell table:style-name="Default"/>
          <table:table-cell table:style-name="ce4" table:formula="of:=LOG([.C57];2)*[.C57]" office:value-type="float" office:value="-0.260459373040568" calcext:value-type="float">
            <text:p>-0,260459373</text:p>
          </table:table-cell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58]/15" office:value-type="float" office:value="0.0666666666666667" calcext:value-type="float">
            <text:p>0,0666666667</text:p>
          </table:table-cell>
          <table:table-cell table:style-name="Default"/>
          <table:table-cell table:style-name="ce4" table:formula="of:=LOG([.C58];2)*[.C58]" office:value-type="float" office:value="-0.260459373040568" calcext:value-type="float">
            <text:p>-0,260459373</text:p>
          </table:table-cell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B59]/15" office:value-type="float" office:value="0.133333333333333" calcext:value-type="float">
            <text:p>0,1333333333</text:p>
          </table:table-cell>
          <table:table-cell table:style-name="Default"/>
          <table:table-cell table:style-name="ce4" table:formula="of:=LOG([.C59];2)*[.C59]" office:value-type="float" office:value="-0.387585412747802" calcext:value-type="float">
            <text:p>-0,3875854127</text:p>
          </table:table-cell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B60]/15" office:value-type="float" office:value="0.0666666666666667" calcext:value-type="float">
            <text:p>0,0666666667</text:p>
          </table:table-cell>
          <table:table-cell table:style-name="Default"/>
          <table:table-cell table:style-name="ce4" table:formula="of:=LOG([.C60];2)*[.C60]" office:value-type="float" office:value="-0.260459373040568" calcext:value-type="float">
            <text:p>-0,260459373</text:p>
          </table:table-cell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B61]/15" office:value-type="float" office:value="0.0666666666666667" calcext:value-type="float">
            <text:p>0,0666666667</text:p>
          </table:table-cell>
          <table:table-cell table:style-name="Default"/>
          <table:table-cell table:style-name="ce4" table:formula="of:=LOG([.C61];2)*[.C61]" office:value-type="float" office:value="-0.260459373040568" calcext:value-type="float">
            <text:p>-0,260459373</text:p>
          </table:table-cell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suma</text:p>
          </table:table-cell>
          <table:table-cell table:formula="of:=SUM([.B52:.B60])" office:value-type="float" office:value="14" calcext:value-type="float">
            <text:p>14</text:p>
          </table:table-cell>
          <table:table-cell table:formula="of:=SUM([.C52:.C61])" office:value-type="float" office:value="1" calcext:value-type="float">
            <text:p>1</text:p>
          </table:table-cell>
          <table:table-cell table:style-name="Default" office:value-type="string" calcext:value-type="string">
            <text:p>entropia</text:p>
          </table:table-cell>
          <table:table-cell table:formula="of:=-SUM([.E52:.E61])" office:value-type="float" office:value="3.18989809546429" calcext:value-type="float">
            <text:p>3,1898980955</text:p>
          </table:table-cell>
          <table:table-cell/>
          <table:table-cell table:style-name="Default" office:value-type="float" office:value="3.189898095" calcext:value-type="float">
            <text:p>3,189898095</text:p>
          </table:table-cell>
          <table:table-cell table:style-name="Default" table:number-columns-repeated="2"/>
          <table:table-cell table:number-columns-repeated="7"/>
        </table:table-row>
      </table:table>
      <table:named-expressions/>
      <table:database-ranges>
        <table:database-range table:name="__Anonymous_Sheet_DB__0" table:target-range-address="Arkusz1.A1:Arkusz1.J31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4">00.00.0000</text:date>, <text:time style:data-style-name="N2" text:time-value="23:13:45.772733691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19:16:51.273545894</meta:creation-date>
    <dc:date>2018-11-04T16:07:41.158823447</dc:date>
    <meta:editing-duration>P1DT2H7M6S</meta:editing-duration>
    <meta:editing-cycles>19</meta:editing-cycles>
    <meta:generator>LibreOffice/5.1.6.2$Linux_X86_64 LibreOffice_project/10m0$Build-2</meta:generator>
    <meta:document-statistic meta:table-count="1" meta:cell-count="45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line" chart:style-name="ch1">
        <chart:legend chart:legend-position="end" svg:x="12.952cm" svg:y="4.204cm" style:legend-expansion="high" chart:style-name="ch2"/>
        <chart:plot-area chart:style-name="ch3" table:cell-range-address="Arkusz1.L3:Arkusz1.L13 Arkusz1.N3:Arkusz1.N13" chart:data-source-has-labels="column" svg:x="0.4cm" svg:y="0.363cm" svg:width="12.314cm" svg:height="8.645cm">
          <chartooo:coordinate-region svg:x="1.312cm" svg:y="0.563cm" svg:width="11.215cm" svg:height="7.798cm"/>
          <chart:axis chart:dimension="x" chart:name="primary-x" chart:style-name="ch4" chartooo:axis-type="auto">
            <chartooo:date-scale/>
            <chart:categories table:cell-range-address="Arkusz1.L3:Arkusz1.L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1.N3:Arkusz1.N13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N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rkusz1.L3:Arkusz1.L13</svg:desc>
                </draw:g>
              </table:table-cell>
              <table:table-cell office:value-type="float" office:value="0.166666666666667">
                <text:p>0.166666666666667</text:p>
                <draw:g>
                  <svg:desc>Arkusz1.N3:Arkusz1.N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333333333333333">
                <text:p>0.0333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